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language="sv" fo:country="SE" officeooo:rsid="000e05d0" officeooo:paragraph-rsid="000e05d0"/>
    </style:style>
    <style:style style:name="P2" style:family="paragraph" style:parent-style-name="Standard">
      <style:paragraph-properties fo:text-align="start" style:justify-single-word="false"/>
      <style:text-properties fo:language="sv" fo:country="SE" officeooo:rsid="000f0e4d" officeooo:paragraph-rsid="000f0e4d"/>
    </style:style>
    <style:style style:name="P3" style:family="paragraph" style:parent-style-name="Standard">
      <style:paragraph-properties fo:text-align="start" style:justify-single-word="false"/>
      <style:text-properties fo:language="sv" fo:country="SE" officeooo:rsid="0010dc5c" officeooo:paragraph-rsid="0010dc5c"/>
    </style:style>
    <style:style style:name="P4" style:family="paragraph" style:parent-style-name="Standard">
      <style:text-properties fo:language="sv" fo:country="SE" officeooo:rsid="0012580b" officeooo:paragraph-rsid="0012580b"/>
    </style:style>
    <style:style style:name="P5" style:family="paragraph" style:parent-style-name="Standard">
      <style:paragraph-properties fo:text-align="start" style:justify-single-word="false"/>
      <style:text-properties fo:language="sv" fo:country="SE" officeooo:rsid="0012580b" officeooo:paragraph-rsid="0012580b"/>
    </style:style>
    <style:style style:name="P6" style:family="paragraph" style:parent-style-name="Standard">
      <style:text-properties fo:language="sv" fo:country="SE" officeooo:rsid="00136c5b" officeooo:paragraph-rsid="00136c5b"/>
    </style:style>
    <style:style style:name="P7" style:family="paragraph" style:parent-style-name="Standard">
      <style:text-properties fo:language="sv" fo:country="SE" officeooo:rsid="00143f0a" officeooo:paragraph-rsid="00143f0a"/>
    </style:style>
    <style:style style:name="P8" style:family="paragraph" style:parent-style-name="Standard">
      <style:text-properties fo:language="sv" fo:country="SE" officeooo:rsid="00145f0f" officeooo:paragraph-rsid="00145f0f"/>
    </style:style>
    <style:style style:name="P9" style:family="paragraph" style:parent-style-name="Standard">
      <style:text-properties officeooo:paragraph-rsid="00145f0f"/>
    </style:style>
    <style:style style:name="P10" style:family="paragraph" style:parent-style-name="Standard">
      <style:text-properties officeooo:rsid="0015234c" officeooo:paragraph-rsid="0015234c"/>
    </style:style>
    <style:style style:name="P11" style:family="paragraph" style:parent-style-name="Standard">
      <style:text-properties officeooo:rsid="00153429" officeooo:paragraph-rsid="00153429"/>
    </style:style>
    <style:style style:name="P12" style:family="paragraph" style:parent-style-name="Standard">
      <style:text-properties officeooo:rsid="0016934f" officeooo:paragraph-rsid="0016934f"/>
    </style:style>
    <style:style style:name="P13" style:family="paragraph" style:parent-style-name="Standard">
      <style:text-properties officeooo:paragraph-rsid="0016934f"/>
    </style:style>
    <style:style style:name="P14" style:family="paragraph" style:parent-style-name="Standard">
      <style:text-properties officeooo:paragraph-rsid="0017e473"/>
    </style:style>
    <style:style style:name="P15" style:family="paragraph" style:parent-style-name="Standard">
      <style:text-properties officeooo:rsid="00198575" officeooo:paragraph-rsid="00198575"/>
    </style:style>
    <style:style style:name="P16" style:family="paragraph" style:parent-style-name="Standard">
      <style:text-properties officeooo:rsid="001ac5da" officeooo:paragraph-rsid="001ac5da"/>
    </style:style>
    <style:style style:name="T1" style:family="text">
      <style:text-properties officeooo:rsid="000f0e4d"/>
    </style:style>
    <style:style style:name="T2" style:family="text">
      <style:text-properties officeooo:rsid="0010dc5c"/>
    </style:style>
    <style:style style:name="T3" style:family="text">
      <style:text-properties officeooo:rsid="00143f0a"/>
    </style:style>
    <style:style style:name="T4" style:family="text">
      <style:text-properties officeooo:rsid="00145f0f"/>
    </style:style>
    <style:style style:name="T5" style:family="text">
      <style:text-properties fo:language="sv" fo:country="SE"/>
    </style:style>
    <style:style style:name="T6" style:family="text">
      <style:text-properties fo:language="sv" fo:country="SE" officeooo:rsid="00145f0f"/>
    </style:style>
    <style:style style:name="T7" style:family="text">
      <style:text-properties fo:language="sv" fo:country="SE" officeooo:rsid="00153429"/>
    </style:style>
    <style:style style:name="T8" style:family="text">
      <style:text-properties fo:language="sv" fo:country="SE" officeooo:rsid="0016934f"/>
    </style:style>
    <style:style style:name="T9" style:family="text">
      <style:text-properties fo:language="sv" fo:country="SE" officeooo:rsid="0017e473"/>
    </style:style>
    <style:style style:name="T10" style:family="text">
      <style:text-properties fo:language="sv" fo:country="SE" officeooo:rsid="001bbc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mena sifror kan ha underhäng: bra I löpande text</text:p>
      <text:p text:style-name="P1">versala sifror: alla lika höga på samma baslinje: bra för tabeller.</text:p>
      <text:p text:style-name="P2">Hårstreck: vänsterben på A</text:p>
      <text:p text:style-name="P2">grundstreck: högerben på A</text:p>
      <text:p text:style-name="P1"/>
      <text:p text:style-name="P1"/>
      <text:p text:style-name="P1">Ange minst tre typografiska rekommendationer (regler) för mellanrubrikers framtoning i layouten.</text:p>
      <text:p text:style-name="P1">S: mindre än huvudrubriken, sans-serif font &amp; ljusrummet ovanför får ej vara större än marginalerna</text:p>
      <text:p text:style-name="P1"/>
      <text:p text:style-name="P1">Beskriv skillnaden på och ge förslag till bruk av gemena siffror kontra versala siffror.</text:p>
      <text:p text:style-name="P1">S: gemena siffror är bra för brödtext då de anses vara mer lättlästa, versala för tabeller.</text:p>
      <text:p text:style-name="P1"/>
      <text:p text:style-name="P1">Vad bör man tänka på när man sätter text på tonplattor?</text:p>
      <text:p text:style-name="P1">S: kontrast och tillgänglighet (färgblindhet)</text:p>
      <text:p text:style-name="P1"/>
      <text:p text:style-name="P1">Vad menas med fyrkantsindrag, till vad, var och när används det?</text:p>
      <text:p text:style-name="P1">S: <text:span text:style-name="T1">ett indrag som är lika brett som typsnittets storlek.</text:span></text:p>
      <text:p text:style-name="P1"/>
      <text:p text:style-name="P1">Justeringar, namnge och beskriv minst fyra olika justeringar av satt text, i läsgrad, och vilka rekommendationer som gäller för varje justering …</text:p>
      <text:p text:style-name="P2">S: venster, högercentrerad, centrerar och marginaljusterad.</text:p>
      <text:p text:style-name="P2"/>
      <text:p text:style-name="P2">Varför bör man sätta löpande text med gemena tecken, inte bara med versaler?</text:p>
      <text:p text:style-name="P2">S: Det är mer lättläsligt för att vi känner igen ordbilder.</text:p>
      <text:p text:style-name="P2"/>
      <text:p text:style-name="P2">Kapitäler, vad är det …</text:p>
      <text:p text:style-name="P2">S: Versala bokstäver i X-höjd</text:p>
      <text:p text:style-name="P2"/>
      <text:p text:style-name="P2">Beskriv och namnge typiska detaljer för en sanserif (linjär) …</text:p>
      <text:p text:style-name="P2">S: inga klackar, samma storlek på hårstreck på grund och hårstreck, <text:span text:style-name="T2">har ingen växellinje. </text:span></text:p>
      <text:p text:style-name="P2"/>
      <text:p text:style-name="P2">Vad menas med ”gemen x-höjd” och när i formgivningsprocessen skall man tänka på den …</text:p>
      <text:p text:style-name="P3">S: tänk på font storlek och radhöjd när X höjden i en font ändras</text:p>
      <text:p text:style-name="P3"/>
      <text:p text:style-name="P3">Vad är skillnaden mellan kerning och knipning?</text:p>
      <text:p text:style-name="P3">S: kerning är att man minskar avståndet mellan enstaka bokstäver och knipning är när avståndet minskas mellan alla bokstäver. </text:p>
      <text:p text:style-name="P3"/>
      <text:p text:style-name="P3">Det typografiska begreppet horunge, vad är det och varför vill vi inte ha dem?</text:p>
      <text:p text:style-name="P5">S: De stör näsflödet när en liten rad är på nästa sida.</text:p>
      <text:p text:style-name="P5"/>
      <text:p text:style-name="P5">Om du ska sätta en text så lättläst som möjligt, vilka faktorer är viktigast att ta hänsyn till?</text:p>
      <text:p text:style-name="P5">S: Serif font, radhöjd, radlängd, antal tecken per rad (50-75) och hög kontrast text tjocklek.</text:p>
      <text:p text:style-name="P5"/>
      <text:p text:style-name="P4">När och hur ska förkortningar användas, enligt Hellmark? Nämn minst tre grundregler.</text:p>
      <text:p text:style-name="P6">S: måttenheter, veckodagar, månader samt organisationer kan förkortas i löpande text.</text:p>
      <text:p text:style-name="P4"/>
      <text:p text:style-name="P4">Hur rekommenderar Hellmark att man skriver sifferuppgifter i löpande text?</text:p>
      <text:p text:style-name="P6">S: <text:span text:style-name="T3">gemener men om texten är versal så ska versala siffror användas.</text:span></text:p>
      <text:p text:style-name="P6"/>
      <text:p text:style-name="P6"/>
      <text:p text:style-name="P6"><text:soft-page-break/>Här nedan följer några vanliga typografiska termer. Skriv kortfattat vad de betyder och nämn något om vad de används till.</text:p>
      <text:p text:style-name="P7">S: </text:p>
      <text:p text:style-name="P7">Anfang stor bokstav som tar upp flera rader, används till start av text.</text:p>
      <text:p text:style-name="P7">Gyllenesnittet används till plasering</text:p>
      <text:p text:style-name="P7">läsgrad: hur lättläst en text är (kanske?)</text:p>
      <text:p text:style-name="P7">Optisk linjering: <text:span text:style-name="T4">justering av text i horisontell och vertikalt för att uppnå visuell jämnhet.</text:span></text:p>
      <text:p text:style-name="P8">Kerning: avståndet mellan enstaka bokstäver.</text:p>
      <text:p text:style-name="P8">Fast utslutning: alla mellanrum är lika stora mellan ord.</text:p>
      <text:p text:style-name="P9"><text:span text:style-name="T6">Serif: font med klackar</text:span></text:p>
      <text:p text:style-name="P10"><text:span text:style-name="T6">B</text:span><text:span text:style-name="T5">aslinje: den linje alla tecken vilar på.</text:span></text:p>
      <text:p text:style-name="P10"><text:span text:style-name="T5">Tillriktning: Avståndet mellan </text:span></text:p>
      <text:p text:style-name="P10"><text:span text:style-name="T5">Hängande indrag: inverterat indrag.</text:span></text:p>
      <text:p text:style-name="P10"><text:span text:style-name="T5">Knipning: avståndet mellan alla bokstäver minskas.</text:span></text:p>
      <text:p text:style-name="P10"><text:span text:style-name="T5">Radavstån: avståndet mellan raderna.</text:span></text:p>
      <text:p text:style-name="P10"><text:span text:style-name="T5"/></text:p>
      <text:p text:style-name="P10"><text:span text:style-name="T5">Vilka konsekvenser får det om du i en löpande text byter från ett typsnitt med låg xhöjd till ett typsnitt med hög x-höjd? Vad måste du ändra?</text:span></text:p>
      <text:p text:style-name="P10"><text:span text:style-name="T5">S: </text:span><text:span text:style-name="T7">Det blir ett inkonsekvent radavstånd radhöjden bör ändras.</text:span></text:p>
      <text:p text:style-name="P10"><text:span text:style-name="T7"/></text:p>
      <text:p text:style-name="P11"><text:span text:style-name="T5">Hur stort bör ett ordmellanrum vara om texten är satt med en antikva i normal variant och läsgrad?</text:span></text:p>
      <text:p text:style-name="P11"><text:span text:style-name="T5">S: 20% större än en fyrkant men för stort eller för litet.</text:span></text:p>
      <text:p text:style-name="P11"><text:span text:style-name="T5"/></text:p>
      <text:p text:style-name="P11"><text:span text:style-name="T5">Varför är avståndet mellan tecknen så viktigt inom typografin?</text:span></text:p>
      <text:p text:style-name="P11"><text:span text:style-name="T5">S: Är det för litet flyter texten ihop</text:span></text:p>
      <text:p text:style-name="P11"><text:span text:style-name="T5"/></text:p>
      <text:p text:style-name="P12"><text:span text:style-name="T5">Hur ska ljusrummet fördelas? Rangordna med 1 för minsta avstånd och 2 för det näst minsta osv. Samma avstånd ges samma siffra. Utgå från en sida i en bok med en tvåradig rubrik och den löpande texten satt i två spalter. Allt är satt enligt de grundläggande typografiska reglerna.</text:span></text:p>
      <text:p text:style-name="P12"><text:span text:style-name="T5">1 mellan bokstäver</text:span></text:p>
      <text:p text:style-name="P12"><text:span text:style-name="T5">2 mellan ord</text:span></text:p>
      <text:p text:style-name="P12"><text:span text:style-name="T5">3 radavståndet, mellanrubriker, (mellan stycken)</text:span></text:p>
      <text:p text:style-name="P12"><text:span text:style-name="T5">5 mellan spalter</text:span></text:p>
      <text:p text:style-name="P12"><text:span text:style-name="T5">6 sidmarginaler</text:span></text:p>
      <text:p text:style-name="P12"><text:span text:style-name="T5">7 huvud och fotmarginal</text:span></text:p>
      <text:p text:style-name="P12"><text:span text:style-name="T5"/></text:p>
      <text:p text:style-name="P12"><text:span text:style-name="T5">Vad bör man tänka på när man sätter marginalerna i en trycksak?</text:span></text:p>
      <text:p text:style-name="P13"><text:span text:style-name="T8">S: större marginal för bindningen</text:span></text:p>
      <text:p text:style-name="P13"><text:span text:style-name="T8"/></text:p>
      <text:p text:style-name="P13"><text:span text:style-name="T8">Vilka rekommendationer gäller vid angivande av sifferuppgifter i löpande text.</text:span></text:p>
      <text:p text:style-name="P14"><text:span text:style-name="T8">S: </text:span><text:span text:style-name="T9">siffer grupering 3 så långt det går, gemena sifror om sifrorna itne sitter ihop med versal bokstav (ex E4, A4), använd bokstäver fram till och inkluderande 12. Använd suffix vid stora nummer. BLANDA INTE skriv ex 3% om det finsn 15%.</text:span></text:p>
      <text:p text:style-name="P14"><text:span text:style-name="T9"/></text:p>
      <text:p text:style-name="P14"><text:span text:style-name="T9">Indrag, vad är det och hur stort ska det vara? När används det och när används det inte?</text:span></text:p>
      <text:p text:style-name="P15"><text:span text:style-name="T9">S: </text:span><text:span text:style-name="T5">förskjuten text. Används vid nytt stycke som inte startar med blank rad och ska vara en fyrkant, kan dock vara radavståndet om radavståndet är större än en fyrkant.</text:span></text:p>
      <text:p text:style-name="P15"><text:span text:style-name="T5"/></text:p>
      <text:p text:style-name="P15"><text:span text:style-name="T5">Ge tre råd för att öka livslängden för en trycksak (förutom typografin). </text:span></text:p>
      <text:p text:style-name="P16"><text:span text:style-name="T5">S: luftfuktighet, temperatur, ljus.</text:span></text:p>
      <text:p text:style-name="P16"><text:span text:style-name="T5"/></text:p>
      <text:p text:style-name="P16"><text:span text:style-name="T5">Nämn och ge exempel på tre olika sätt att arbeta med kontraster inom grafisk design. </text:span></text:p>
      <text:p text:style-name="P16"><text:soft-page-break/><text:span text:style-name="T5">S: stor liten, smal bred, färg, </text:span><text:span text:style-name="T10">hård mju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0:23:51.320632060</meta:creation-date>
    <dc:date>2020-11-30T13:12:22.704028122</dc:date>
    <meta:editing-duration>PT25M39S</meta:editing-duration>
    <meta:editing-cycles>1</meta:editing-cycles>
    <meta:document-statistic meta:table-count="0" meta:image-count="0" meta:object-count="0" meta:page-count="3" meta:paragraph-count="69" meta:word-count="774" meta:character-count="4718" meta:non-whitespace-character-count="4007"/>
    <meta:generator>LibreOffice/6.4.5.2$Linux_X86_64 LibreOffice_project/40$Build-2</meta:generator>
  </office:meta>
</office:document-meta>
</file>